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Cantarell" svg:font-family="Cantarell" style:font-family-generic="system" style:font-pitch="variable"/>
    <style:font-face style:name="Georgia" svg:font-family="Georgia" style:font-family-generic="roman" style:font-pitch="variable"/>
    <style:font-face style:name="Inconsolata" svg:font-family="Inconsolata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Mono CJK SC1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</office:font-face-decls>
  <office:automatic-styles>
    <style:style style:name="Tabela1" style:family="table">
      <style:table-properties style:width="17cm" fo:margin-left="0.012cm" fo:margin-top="0cm" fo:margin-bottom="0cm" table:align="left" style:writing-mode="lr-tb"/>
    </style:style>
    <style:style style:name="Tabela1.A" style:family="table-column">
      <style:table-column-properties style:column-width="3.48cm"/>
    </style:style>
    <style:style style:name="Tabela1.B" style:family="table-column">
      <style:table-column-properties style:column-width="9.998cm"/>
    </style:style>
    <style:style style:name="Tabela1.C" style:family="table-column">
      <style:table-column-properties style:column-width="3.52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097cm" fo:border-left="0.75pt solid #000000" fo:border-right="none" fo:border-top="0.75pt solid #000000" fo:border-bottom="0.75pt solid #000000" style:writing-mode="lr-tb"/>
    </style:style>
    <style:style style:name="Tabela1.C1" style:family="table-cell">
      <style:table-cell-properties fo:padding="0.097cm" fo:border="0.75pt solid #000000" style:writing-mode="lr-tb"/>
    </style:style>
    <style:style style:name="Tabela1.A2" style:family="table-cell">
      <style:table-cell-properties fo:padding="0.097cm" fo:border-left="0.75pt solid #000000" fo:border-right="none" fo:border-top="none" fo:border-bottom="0.75pt solid #000000" style:writing-mode="lr-tb"/>
    </style:style>
    <style:style style:name="Tabela1.C2" style:family="table-cell">
      <style:table-cell-properties fo:padding="0.097cm" fo:border-left="0.75pt solid #000000" fo:border-right="0.75pt solid #000000" fo:border-top="none" fo:border-bottom="0.75pt solid #000000" style:writing-mode="lr-tb"/>
    </style:style>
    <style:style style:name="Tabela2" style:family="table">
      <style:table-properties style:width="17cm" fo:margin-left="0.009cm" fo:margin-top="0cm" fo:margin-bottom="0cm" table:align="left" style:writing-mode="lr-tb"/>
    </style:style>
    <style:style style:name="Tabela2.A" style:family="table-column">
      <style:table-column-properties style:column-width="6.996cm"/>
    </style:style>
    <style:style style:name="Tabela2.B" style:family="table-column">
      <style:table-column-properties style:column-width="10.005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fo:padding="0.097cm" fo:border="0.5pt solid #000000" style:writing-mode="lr-tb"/>
    </style:style>
    <style:style style:name="Tabela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" style:family="table">
      <style:table-properties style:width="17cm" fo:margin-left="0.009cm" fo:margin-top="0cm" fo:margin-bottom="0cm" table:align="left" style:writing-mode="lr-tb"/>
    </style:style>
    <style:style style:name="Tabela3.A" style:family="table-column">
      <style:table-column-properties style:column-width="6.996cm"/>
    </style:style>
    <style:style style:name="Tabela3.B" style:family="table-column">
      <style:table-column-properties style:column-width="10.005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fo:padding="0.097cm" fo:border="0.5pt solid #000000" style:writing-mode="lr-tb"/>
    </style:style>
    <style:style style:name="Tabela3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cm" fo:margin-bottom="0.3cm" style:contextual-spacing="false" fo:text-align="start" style:justify-single-word="false"/>
    </style:style>
    <style:style style:name="P2" style:family="paragraph" style:parent-style-name="Table_20_Contents">
      <style:paragraph-properties fo:text-align="start" style:justify-single-word="false" style:writing-mode="lr-tb">
        <style:tab-stops/>
      </style:paragraph-properties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Footer">
      <style:paragraph-properties fo:text-align="start" style:justify-single-word="false" style:border-line-width-top="0.026cm 0.026cm 0.004cm" fo:padding-left="0cm" fo:padding-right="0cm" fo:padding-top="0.035cm" fo:padding-bottom="0cm" fo:border-left="none" fo:border-right="none" fo:border-top="1.59pt double #000000" fo:border-bottom="none" style:writing-mode="lr-tb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5" style:family="paragraph" style:parent-style-name="Preformatted_20_Text">
      <style:paragraph-properties fo:text-align="start" style:justify-single-word="false" style:writing-mode="lr-tb">
        <style:tab-stops/>
      </style:paragraph-properties>
      <style:text-properties style:font-name="Inconsolata"/>
    </style:style>
    <style:style style:name="P6" style:family="paragraph" style:parent-style-name="Preformatted_20_Text">
      <style:paragraph-properties fo:text-align="start" style:justify-single-word="false" style:writing-mode="lr-tb">
        <style:tab-stops/>
      </style:paragraph-properties>
      <style:text-properties style:font-name="Inconsolata" officeooo:paragraph-rsid="00019e76"/>
    </style:style>
    <style:style style:name="P7" style:family="paragraph" style:parent-style-name="Preformatted_20_Text">
      <style:text-properties officeooo:paragraph-rsid="00019e76"/>
    </style:style>
    <style:style style:name="P8" style:family="paragraph" style:parent-style-name="Preformatted_20_Text">
      <style:paragraph-properties fo:margin-top="0cm" fo:margin-bottom="0.499cm" style:contextual-spacing="false"/>
      <style:text-properties officeooo:paragraph-rsid="00019e76"/>
    </style:style>
    <style:style style:name="P9" style:family="paragraph" style:parent-style-name="Standard">
      <style:paragraph-properties fo:text-align="start" style:justify-single-word="false" fo:padding-left="0cm" fo:padding-right="0cm" fo:padding-top="0cm" fo:padding-bottom="0.071cm" fo:border-left="none" fo:border-right="none" fo:border-top="none" fo:border-bottom="0.11pt solid #000000">
        <style:tab-stops>
          <style:tab-stop style:position="16.999cm" style:type="right"/>
        </style:tab-stops>
      </style:paragraph-properties>
      <style:text-properties style:font-name="Georgia"/>
    </style:style>
    <style:style style:name="P10" style:family="paragraph" style:parent-style-name="Standard" style:list-style-name="WWNum2">
      <style:paragraph-properties fo:margin-left="1.27cm" fo:margin-right="0cm" fo:margin-top="0cm" fo:margin-bottom="0cm" style:contextual-spacing="false" fo:text-align="start" style:justify-single-word="false" fo:text-indent="-0.635cm" style:auto-text-indent="false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officeooo:paragraph-rsid="00019e76"/>
    </style:style>
    <style:style style:name="P13" style:family="paragraph" style:parent-style-name="Standard">
      <style:paragraph-properties fo:margin-top="0.3cm" fo:margin-bottom="0.3cm" style:contextual-spacing="false" fo:text-align="start" style:justify-single-word="false"/>
    </style:style>
    <style:style style:name="P14" style:family="paragraph" style:parent-style-name="Standard">
      <style:text-properties officeooo:paragraph-rsid="00019e76"/>
    </style:style>
    <style:style style:name="P15" style:family="paragraph" style:parent-style-name="Standard">
      <style:paragraph-properties fo:text-align="start" style:justify-single-word="false"/>
      <style:text-properties officeooo:rsid="00019e76" officeooo:paragraph-rsid="00019e76"/>
    </style:style>
    <style:style style:name="P16" style:family="paragraph" style:parent-style-name="Standard">
      <style:paragraph-properties fo:margin-top="0.3cm" fo:margin-bottom="0.3cm" style:contextual-spacing="false" fo:text-align="start" style:justify-single-word="false"/>
      <style:text-properties officeooo:rsid="00019e76" officeooo:paragraph-rsid="00019e76"/>
    </style:style>
    <style:style style:name="P17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Arial" fo:font-weight="bold" style:font-name-asian="Cantarell" style:font-weight-asian="bold" style:font-name-complex="Cantarell"/>
    </style:style>
    <style:style style:name="P18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Arial" fo:font-weight="bold" style:font-name-asian="Cantarell" style:font-weight-asian="bold" style:font-name-complex="Cantarell"/>
    </style:style>
    <style:style style:name="P19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Arial" style:font-name-asian="Cantarell" style:font-name-complex="Cantarell"/>
    </style:style>
    <style:style style:name="P20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Arial" officeooo:rsid="00015bad" officeooo:paragraph-rsid="00015bad" style:font-name-asian="Cantarell" style:font-name-complex="Cantarell"/>
    </style:style>
    <style:style style:name="P21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Arial" officeooo:rsid="00015bad" officeooo:paragraph-rsid="00015bad" style:font-name-asian="Cantarell" style:font-name-complex="Cantarell"/>
    </style:style>
    <style:style style:name="P22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Arial" officeooo:rsid="00015bad" officeooo:paragraph-rsid="00015bad"/>
    </style:style>
    <style:style style:name="P23" style:family="paragraph" style:parent-style-name="Table_20_Contents">
      <style:paragraph-properties fo:text-align="start" style:justify-single-word="false" style:writing-mode="lr-tb">
        <style:tab-stops/>
      </style:paragraph-properties>
    </style:style>
    <style:style style:name="P24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019e76"/>
    </style:style>
    <style:style style:name="P25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P26" style:family="paragraph" style:parent-style-name="Table_20_Contents">
      <style:paragraph-properties fo:text-align="center" style:justify-single-word="false" style:writing-mode="lr-tb">
        <style:tab-stops/>
      </style:paragraph-properties>
      <style:text-properties style:font-name="Liberation Serif" fo:font-style="italic" fo:font-weight="bold" officeooo:paragraph-rsid="00019e76" style:font-style-asian="italic" style:font-weight-asian="bold" style:font-style-complex="italic" style:font-weight-complex="bold"/>
    </style:style>
    <style:style style:name="P27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/>
    </style:style>
    <style:style style:name="P28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officeooo:paragraph-rsid="00019e76"/>
    </style:style>
    <style:style style:name="P29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officeooo:rsid="00015bad" officeooo:paragraph-rsid="00015bad"/>
    </style:style>
    <style:style style:name="P30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/>
    </style:style>
    <style:style style:name="P31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Inconsolata" officeooo:paragraph-rsid="00019e76"/>
    </style:style>
    <style:style style:name="P32" style:family="paragraph" style:parent-style-name="Text_20_body">
      <style:paragraph-properties fo:text-align="start" style:justify-single-word="false" style:writing-mode="lr-tb">
        <style:tab-stops/>
      </style:paragraph-properties>
      <style:text-properties style:font-name="Inconsolata" officeooo:paragraph-rsid="00019e76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bold" style:font-weight-asian="bold" style:font-weight-complex="bold"/>
    </style:style>
    <style:style style:name="T3" style:family="text">
      <style:text-properties style:font-name="Arial" style:font-name-asian="Cantarell" style:font-name-complex="Cantarell"/>
    </style:style>
    <style:style style:name="T4" style:family="text">
      <style:text-properties style:use-window-font-color="true" loext:opacity="0%" style:font-name="Arial" fo:font-size="12pt" fo:language="pl" fo:country="PL" style:letter-kerning="true" style:font-name-asian="Cantarell" style:font-size-asian="12pt" style:font-name-complex="Cantarell" style:font-size-complex="12pt"/>
    </style:style>
    <style:style style:name="T5" style:family="text">
      <style:text-properties fo:language="pl" fo:country="PL"/>
    </style:style>
    <style:style style:name="T6" style:family="text">
      <style:text-properties style:font-name="Inconsolata"/>
    </style:style>
    <style:style style:name="T7" style:family="text">
      <style:text-properties fo:language="no" fo:country="NO"/>
    </style:style>
    <style:style style:name="T8" style:family="text">
      <style:text-properties officeooo:rsid="000196d7"/>
    </style:style>
    <style:style style:name="T9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7">Temat</text:p>
          </table:table-cell>
          <table:table-cell table:style-name="Tabela1.A1" office:value-type="string">
            <text:p text:style-name="P2" loext:marker-style-name="T5"><text:span text:style-name="T4">Read the Docs. GitHub. Wprowadzenie</text:span><text:span text:style-name="T4"/></text:p>
          </table:table-cell>
          <table:table-cell table:style-name="Tabela1.C1" office:value-type="string">
            <text:p text:style-name="P18">data</text:p>
          </table:table-cell>
        </table:table-row>
        <table:table-row table:style-name="Tabela1.1">
          <table:table-cell table:style-name="Tabela1.A2" office:value-type="string">
            <text:p text:style-name="P17">Rodzaj pracy</text:p>
          </table:table-cell>
          <table:table-cell table:style-name="Tabela1.A2" office:value-type="string">
            <text:p text:style-name="P19">Sprawozdanie</text:p>
          </table:table-cell>
          <table:table-cell table:style-name="Tabela1.C2" office:value-type="string">
            <text:p text:style-name="P22">4TR</text:p>
          </table:table-cell>
        </table:table-row>
        <table:table-row table:style-name="Tabela1.1">
          <table:table-cell table:style-name="Tabela1.A2" office:value-type="string">
            <text:p text:style-name="P17">Uczeń</text:p>
          </table:table-cell>
          <table:table-cell table:style-name="Tabela1.A2" office:value-type="string">
            <text:p text:style-name="P20" loext:marker-style-name="T3">Wojciech Laskowski</text:p>
          </table:table-cell>
          <table:table-cell table:style-name="Tabela1.C2" office:value-type="string">
            <text:p text:style-name="P21">10??</text:p>
          </table:table-cell>
        </table:table-row>
      </table:table>
      <text:p text:style-name="P1">Użyj poniższej tabeli wzorcowej, by opracować składnię dla wymienionych języków:</text:p>
      <text:list text:style-name="WWNum2">
        <text:list-item>
          <text:p text:style-name="P10">reStructuredText</text:p>
        </text:list-item>
        <text:list-item>
          <text:p text:style-name="P10">Markdown</text:p>
        </text:list-item>
      </text:list>
      <text:p text:style-name="P13">Wynotuj składnię języka dla następujących elementów:</text:p>
      <text:p text:style-name="P16">github markdown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5">Polecenie</text:p>
          </table:table-cell>
          <table:table-cell table:style-name="Tabela2.B1" office:value-type="string">
            <text:p text:style-name="P25">Znaczenie</text:p>
          </table:table-cell>
        </table:table-row>
        <table:table-row table:style-name="Tabela2.1">
          <table:table-cell table:style-name="Tabela2.A2" office:value-type="string">
            <text:p text:style-name="P29" loext:marker-style-name="T6">#</text:p>
          </table:table-cell>
          <table:table-cell table:style-name="Tabela2.B2" office:value-type="string">
            <text:p text:style-name="P2"><text:span text:style-name="T2">Nagłówek</text:span><text:span text:style-name="T1"> tekstowy poziomu I</text:span></text:p>
          </table:table-cell>
        </table:table-row>
        <table:table-row table:style-name="Tabela2.1">
          <table:table-cell table:style-name="Tabela2.A2" office:value-type="string">
            <text:p text:style-name="P29" loext:marker-style-name="T6">##</text:p>
          </table:table-cell>
          <table:table-cell table:style-name="Tabela2.B2" office:value-type="string">
            <text:p text:style-name="P2"><text:span text:style-name="T2">Nagłówek</text:span><text:span text:style-name="T1"> tekstowy poziomu II</text:span></text:p>
          </table:table-cell>
        </table:table-row>
        <table:table-row table:style-name="Tabela2.1">
          <table:table-cell table:style-name="Tabela2.A2" office:value-type="string">
            <text:p text:style-name="P29" loext:marker-style-name="T6">###</text:p>
          </table:table-cell>
          <table:table-cell table:style-name="Tabela2.B2" office:value-type="string">
            <text:p text:style-name="P2"><text:span text:style-name="T2">Nagłówek</text:span><text:span text:style-name="T1"> tekstowy poziomu III</text:span></text:p>
          </table:table-cell>
        </table:table-row>
        <table:table-row table:style-name="Tabela2.1">
          <table:table-cell table:style-name="Tabela2.A2" office:value-type="string">
            <text:p text:style-name="P29" loext:marker-style-name="T6">####</text:p>
          </table:table-cell>
          <table:table-cell table:style-name="Tabela2.B2" office:value-type="string">
            <text:p text:style-name="P2"><text:span text:style-name="T2">Nagłówek</text:span><text:span text:style-name="T1"> tekstowy poziomu IV</text:span></text:p>
          </table:table-cell>
        </table:table-row>
        <table:table-row table:style-name="Tabela2.1">
          <table:table-cell table:style-name="Tabela2.A2" office:value-type="string">
            <text:p text:style-name="P2" loext:marker-style-name="T6"><text:span text:style-name="T6">‘</text:span>blank line between lines of text.’</text:p>
          </table:table-cell>
          <table:table-cell table:style-name="Tabela2.B2" office:value-type="string">
            <text:p text:style-name="P2"><text:span text:style-name="T2">Akapit</text:span><text:span text:style-name="T1"> tekstowy</text:span></text:p>
          </table:table-cell>
        </table:table-row>
        <table:table-row table:style-name="Tabela2.1">
          <table:table-cell table:style-name="Tabela2.A2" office:value-type="string">
            <text:p text:style-name="P5" loext:marker-style-name="T6"><text:span text:style-name="Source_20_Text">&gt; [!NOTE]</text:span></text:p>
            <text:p text:style-name="Preformatted_20_Text"><text:span text:style-name="Source_20_Text">&gt; Highlights information that users should take into account, even when skimming.</text:span></text:p>
            <text:p text:style-name="Preformatted_20_Text"/>
            <text:p text:style-name="Preformatted_20_Text"><text:span text:style-name="Source_20_Text">&gt; [!IMPORTANT]</text:span></text:p>
            <text:p text:style-name="Preformatted_20_Text"><text:span text:style-name="Source_20_Text">&gt; Crucial information necessary for users to succeed.</text:span></text:p>
            <text:p text:style-name="Preformatted_20_Text"/>
            <text:p text:style-name="Preformatted_20_Text"><text:span text:style-name="Source_20_Text">&gt; [!WARNING]</text:span></text:p>
            <text:p text:style-name="P3"><text:span text:style-name="Source_20_Text">&gt; Critical content demanding immediate user attention due to potential risks.</text:span></text:p>
            <text:p text:style-name="P30" loext:marker-style-name="T6"/>
          </table:table-cell>
          <table:table-cell table:style-name="Tabela2.B2" office:value-type="string">
            <text:p text:style-name="P2"><text:span text:style-name="T2">Akapit</text:span><text:span text:style-name="T1"> informacyjny - Note</text:span></text:p>
          </table:table-cell>
        </table:table-row>
        <table:table-row table:style-name="Tabela2.1">
          <table:table-cell table:style-name="Tabela2.A2" office:value-type="string">
            <text:p text:style-name="P5" loext:marker-style-name="T6"><text:span text:style-name="Source_20_Text">&gt; [!NOTE]</text:span></text:p>
            <text:p text:style-name="Preformatted_20_Text"><text:span text:style-name="Source_20_Text">&gt; Highlights information that users should take into account, even when skimming.</text:span></text:p>
            <text:p text:style-name="Preformatted_20_Text"/>
            <text:p text:style-name="Preformatted_20_Text"><text:span text:style-name="Source_20_Text">&gt; [!IMPORTANT]</text:span></text:p>
            <text:p text:style-name="Preformatted_20_Text"><text:span text:style-name="Source_20_Text">&gt; Crucial information necessary for users to succeed.</text:span></text:p>
            <text:p text:style-name="Preformatted_20_Text"/>
            <text:p text:style-name="Preformatted_20_Text"><text:span text:style-name="Source_20_Text">&gt; [!WARNING]</text:span></text:p>
            <text:p text:style-name="P3"><text:span text:style-name="Source_20_Text">&gt; Critical content demanding immediate user attention due to potential risks.</text:span></text:p>
            <text:p text:style-name="P30" loext:marker-style-name="T6"/>
          </table:table-cell>
          <table:table-cell table:style-name="Tabela2.B2" office:value-type="string">
            <text:p text:style-name="P2"><text:span text:style-name="T2">Akapit</text:span><text:span text:style-name="T1"> informacyjny - Tip</text:span></text:p>
          </table:table-cell>
        </table:table-row>
        <table:table-row table:style-name="Tabela2.1">
          <table:table-cell table:style-name="Tabela2.A2" office:value-type="string">
            <text:p text:style-name="P29" loext:marker-style-name="T6">`text`</text:p>
          </table:table-cell>
          <table:table-cell table:style-name="Tabela2.B2" office:value-type="string">
            <text:p text:style-name="P2"><text:span text:style-name="T1">Fragment </text:span><text:span text:style-name="T2">kodu</text:span><text:span text:style-name="T1"> - liniowy</text:span></text:p>
          </table:table-cell>
        </table:table-row>
        <table:table-row table:style-name="Tabela2.1">
          <table:table-cell table:style-name="Tabela2.A2" office:value-type="string">
            <text:p text:style-name="P29" loext:marker-style-name="T6">```</text:p>
            <text:p text:style-name="P29" loext:marker-style-name="T6">text</text:p>
            <text:p text:style-name="P29" loext:marker-style-name="T6"><text:soft-page-break/>```</text:p>
          </table:table-cell>
          <table:table-cell table:style-name="Tabela2.B2" office:value-type="string">
            <text:p text:style-name="P2"><text:span text:style-name="T1">Fragment </text:span><text:span text:style-name="T2">kodu</text:span><text:span text:style-name="T1"> - blokowy</text:span></text:p>
          </table:table-cell>
        </table:table-row>
        <table:table-row table:style-name="Tabela2.1">
          <table:table-cell table:style-name="Tabela2.A2" office:value-type="string">
            <text:p text:style-name="P5" loext:marker-style-name="T6"><text:span text:style-name="Source_20_Text">[Contribution guidelines for this project](docs/CONTRIBUTING.md)</text:span></text:p>
            <text:p text:style-name="P30" loext:marker-style-name="T6"/>
          </table:table-cell>
          <table:table-cell table:style-name="Tabela2.B2" office:value-type="string">
            <text:p text:style-name="P2"><text:span text:style-name="T2">Odnośnik</text:span><text:span text:style-name="T1"> wewnętrzny (w obrębie dokumentacji)</text:span></text:p>
          </table:table-cell>
        </table:table-row>
        <table:table-row table:style-name="Tabela2.1">
          <table:table-cell table:style-name="Tabela2.A2" office:value-type="string">
            <text:p text:style-name="P30" loext:marker-style-name="T6"><text:span text:style-name="Source_20_Text">site was built using [GitHub Pages](https://pages.github.com/).</text:span></text:p>
          </table:table-cell>
          <table:table-cell table:style-name="Tabela2.B2" office:value-type="string">
            <text:p text:style-name="P2"><text:span text:style-name="T2">Odnośnik</text:span><text:span text:style-name="T1"> zewnętrzny (do innego serwisu)</text:span></text:p>
          </table:table-cell>
        </table:table-row>
        <table:table-row table:style-name="Tabela2.1">
          <table:table-cell table:style-name="Tabela2.A2" office:value-type="string">
            <text:p text:style-name="P30" loext:marker-style-name="T6">precede each line with a number.</text:p>
          </table:table-cell>
          <table:table-cell table:style-name="Tabela2.B2" office:value-type="string">
            <text:p text:style-name="P2"><text:span text:style-name="T2">Lista</text:span><text:span text:style-name="T1"> numerowana</text:span></text:p>
          </table:table-cell>
        </table:table-row>
        <table:table-row table:style-name="Tabela2.1">
          <table:table-cell table:style-name="Tabela2.A2" office:value-type="string">
            <text:p text:style-name="P30" loext:marker-style-name="T6">preceding one or more lines of text with <text:span text:style-name="User_20_Entry">-</text:span>, <text:span text:style-name="User_20_Entry">*</text:span>, or <text:span text:style-name="User_20_Entry">+</text:span>.</text:p>
          </table:table-cell>
          <table:table-cell table:style-name="Tabela2.B2" office:value-type="string">
            <text:p text:style-name="P2"><text:span text:style-name="T2">Lista</text:span><text:span text:style-name="T1"> wypunktowana</text:span></text:p>
          </table:table-cell>
        </table:table-row>
        <table:table-row table:style-name="Tabela2.1">
          <table:table-cell table:style-name="Tabela2.A2" office:value-type="string">
            <text:p text:style-name="P5" loext:marker-style-name="T6"><text:span text:style-name="Source_20_Text"><text:span text:style-name="T7">&lt;dl&gt;</text:span></text:span></text:p>
            <text:p text:style-name="Preformatted_20_Text"><text:span text:style-name="Source_20_Text"><text:s text:c="2"/></text:span><text:span text:style-name="Source_20_Text"><text:span text:style-name="T7">&lt;dt&gt;Definition list&lt;/dt&gt;</text:span></text:span></text:p>
            <text:p text:style-name="Preformatted_20_Text"><text:span text:style-name="Source_20_Text"><text:s text:c="2"/></text:span><text:span text:style-name="Source_20_Text"><text:span text:style-name="T7">&lt;dd&gt;Is something people use sometimes.&lt;/dd&gt;</text:span></text:span></text:p>
            <text:p text:style-name="Preformatted_20_Text"/>
            <text:p text:style-name="Preformatted_20_Text"><text:span text:style-name="Source_20_Text"><text:s text:c="2"/></text:span><text:span text:style-name="Source_20_Text"><text:span text:style-name="T7">&lt;dt&gt;Markdown in HTML&lt;/dt&gt;</text:span></text:span></text:p>
            <text:p text:style-name="Preformatted_20_Text"><text:span text:style-name="Source_20_Text"><text:s text:c="2"/></text:span><text:span text:style-name="Source_20_Text"><text:span text:style-name="T7">&lt;dd&gt;Does *not* work **very** well. Use HTML &lt;em&gt;tags&lt;/em&gt;.&lt;/dd&gt;</text:span></text:span></text:p>
            <text:p text:style-name="P3"><text:span text:style-name="Source_20_Text"><text:span text:style-name="T7">&lt;/dl&gt;</text:span></text:span></text:p>
            <text:p text:style-name="P30" loext:marker-style-name="T6"/>
          </table:table-cell>
          <table:table-cell table:style-name="Tabela2.B2" office:value-type="string">
            <text:p text:style-name="P2" loext:marker-style-name="T1"><text:span text:style-name="T2">Lista</text:span><text:span text:style-name="T1"> definicji – termin</text:span></text:p>
            <text:p text:style-name="P27">- definicja</text:p>
          </table:table-cell>
        </table:table-row>
        <table:table-row table:style-name="Tabela2.1">
          <table:table-cell table:style-name="Tabela2.A2" office:value-type="string">
            <text:p text:style-name="P5" loext:marker-style-name="T6"><text:span text:style-name="Source_20_Text"><text:span text:style-name="T7">Inline-style: </text:span></text:span></text:p>
            <text:p text:style-name="Preformatted_20_Text"><text:span text:style-name="Source_20_Text"><text:span text:style-name="T7">![alt text](https://github.com/adam-p/markdown-here/raw/master/src/common/images/icon48.png "Logo Title Text 1")</text:span></text:span></text:p>
            <text:p text:style-name="Preformatted_20_Text"/>
            <text:p text:style-name="Preformatted_20_Text"><text:span text:style-name="Source_20_Text"><text:span text:style-name="T7">Reference-style: </text:span></text:span></text:p>
            <text:p text:style-name="Preformatted_20_Text"><text:span text:style-name="Source_20_Text"><text:span text:style-name="T7">![alt text][logo]</text:span></text:span></text:p>
            <text:p text:style-name="Preformatted_20_Text"/>
            <text:p text:style-name="P3"><text:span text:style-name="Source_20_Text"><text:span text:style-name="T7">[logo]: https://github.com/adam-p/markdown-here/raw/master/src/common/images/icon48.png "Logo Title Text 2"</text:span></text:span></text:p>
            <text:p text:style-name="P30" loext:marker-style-name="T6"/>
          </table:table-cell>
          <table:table-cell table:style-name="Tabela2.B2" office:value-type="string">
            <text:p text:style-name="P2" loext:marker-style-name="T1"><text:span text:style-name="T2">Obraz</text:span><text:span text:style-name="T1"> - ścieżka</text:span></text:p>
            <text:p text:style-name="P2" loext:marker-style-name="T1"><text:span text:style-name="T1"><text:s/>- szerokość dla CSS<text:line-break/> - wycentrowanie dla kontenera</text:span><text:span text:style-name="T1"/></text:p>
            <text:p text:style-name="P2" loext:marker-style-name="T1"><text:span text:style-name="T1"><text:s/>- tekst alternatywny atrybutu ALT znacznika IMG</text:span><text:span text:style-name="T1"/></text:p>
            <text:p text:style-name="P27"><text:s/>- podpis pod obrazkiem</text:p>
          </table:table-cell>
        </table:table-row>
        <table:table-row table:style-name="Tabela2.1">
          <table:table-cell table:style-name="Tabela2.B2" table:number-columns-spanned="2" office:value-type="string">
            <text:p text:style-name="P25">Różne / nie pokrywające się</text:p>
          </table:table-cell>
          <table:covered-table-cell/>
        </table:table-row>
        <table:table-row table:style-name="Tabela2.1">
          <table:table-cell table:style-name="Tabela2.A2" office:value-type="string">
            <text:p text:style-name="P5" loext:marker-style-name="T6"><text:span text:style-name="Source_20_Text"><text:span text:style-name="T7">| Tables <text:s text:c="7"/>| Are <text:s text:c="10"/>| Cool <text:s/>|</text:span></text:span></text:p>
            <text:p text:style-name="Preformatted_20_Text"><text:span text:style-name="Source_20_Text"><text:span text:style-name="T7">| ------------- |:-------------:| -----:|</text:span></text:span></text:p>
            <text:p text:style-name="Preformatted_20_Text"><text:span text:style-name="Source_20_Text"><text:span text:style-name="T7">| col 3 is <text:s text:c="5"/>| right-aligned | $1600 |</text:span></text:span></text:p>
            <text:p text:style-name="Preformatted_20_Text"><text:span text:style-name="Source_20_Text"><text:span text:style-name="T7">| col 2 is <text:s text:c="5"/>| centered <text:s text:c="5"/>| <text:s text:c="2"/>$12 |</text:span></text:span></text:p>
            <text:p text:style-name="P3"><text:span text:style-name="Source_20_Text"><text:span text:style-name="T7">| zebra stripes | are neat <text:s text:c="5"/></text:span></text:span><text:soft-page-break/><text:span text:style-name="Source_20_Text"><text:span text:style-name="T7">| <text:s text:c="3"/>$1 |</text:span></text:span></text:p>
            <text:p text:style-name="P30" loext:marker-style-name="T6"/>
          </table:table-cell>
          <table:table-cell table:style-name="Tabela2.B2" office:value-type="string">
            <text:p text:style-name="P2"><text:span text:style-name="T2">Tabela</text:span><text:span text:style-name="T1"> z danymi</text:span></text:p>
          </table:table-cell>
        </table:table-row>
        <table:table-row table:style-name="Tabela2.1">
          <table:table-cell table:style-name="Tabela2.A2" office:value-type="string">
            <text:p text:style-name="P5" loext:marker-style-name="T6"><text:span text:style-name="Source_20_Text">- [x] #739</text:span></text:p>
            <text:p text:style-name="Preformatted_20_Text"><text:span text:style-name="Source_20_Text">- [ ] https://github.com/octo-org/octo-repo/issues/740</text:span></text:p>
            <text:p text:style-name="P3"><text:span text:style-name="Source_20_Text">- [ ] Add delight to the experience when all tasks are complete :tada:</text:span></text:p>
            <text:p text:style-name="P30" loext:marker-style-name="T6"/>
          </table:table-cell>
          <table:table-cell table:style-name="Tabela2.B2" office:value-type="string">
            <text:p text:style-name="P2"><text:span text:style-name="T1">Lista </text:span><text:span text:style-name="T2">Zadań</text:span><text:span text:style-name="T1"> wykonanych i niewykonanych</text:span></text:p>
          </table:table-cell>
        </table:table-row>
        <table:table-row table:style-name="Tabela2.1">
          <table:table-cell table:style-name="Tabela2.A2" office:value-type="string">
            <text:p text:style-name="P30" loext:marker-style-name="T6"/>
          </table:table-cell>
          <table:table-cell table:style-name="Tabela2.B2" office:value-type="string">
            <text:p text:style-name="P27" loext:marker-style-name="T1"/>
          </table:table-cell>
        </table:table-row>
      </table:table>
      <text:p text:style-name="P11"/>
      <text:p text:style-name="P15">Restructured text</text:p>
      <text:p text:style-name="P12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6">Polecenie</text:p>
          </table:table-cell>
          <table:table-cell table:style-name="Tabela3.B1" office:value-type="string">
            <text:p text:style-name="P26">Znaczenie</text:p>
          </table:table-cell>
        </table:table-row>
        <table:table-row table:style-name="Tabela3.1">
          <table:table-cell table:style-name="Tabela3.A2" office:value-type="string">
            <text:p text:style-name="P6" loext:marker-style-name="T6">=================</text:p>
            <text:p text:style-name="P7">This is a heading</text:p>
            <text:p text:style-name="P8">=================</text:p>
            <text:p text:style-name="P31" loext:marker-style-name="T6"/>
          </table:table-cell>
          <table:table-cell table:style-name="Tabela3.B2" office:value-type="string">
            <text:p text:style-name="P24"><text:span text:style-name="T2">Nagłówek</text:span><text:span text:style-name="T1"> tekstowy poziomu I</text:span></text:p>
          </table:table-cell>
        </table:table-row>
        <table:table-row table:style-name="Tabela3.1">
          <table:table-cell table:style-name="Tabela3.A2" office:value-type="string">
            <text:p text:style-name="P6" loext:marker-style-name="T6">=================</text:p>
            <text:p text:style-name="P7">This is a heading</text:p>
            <text:p text:style-name="P8">=================</text:p>
            <text:p text:style-name="P31" loext:marker-style-name="T6"/>
          </table:table-cell>
          <table:table-cell table:style-name="Tabela3.B2" office:value-type="string">
            <text:p text:style-name="P24"><text:span text:style-name="T2">Nagłówek</text:span><text:span text:style-name="T1"> tekstowy poziomu II</text:span></text:p>
          </table:table-cell>
        </table:table-row>
        <table:table-row table:style-name="Tabela3.1">
          <table:table-cell table:style-name="Tabela3.A2" office:value-type="string">
            <text:p text:style-name="P6" loext:marker-style-name="T6">=================</text:p>
            <text:p text:style-name="P7">This is a heading</text:p>
            <text:p text:style-name="P8">=================</text:p>
            <text:p text:style-name="P31" loext:marker-style-name="T6"/>
          </table:table-cell>
          <table:table-cell table:style-name="Tabela3.B2" office:value-type="string">
            <text:p text:style-name="P24"><text:span text:style-name="T2">Nagłówek</text:span><text:span text:style-name="T1"> tekstowy poziomu III</text:span></text:p>
          </table:table-cell>
        </table:table-row>
        <table:table-row table:style-name="Tabela3.1">
          <table:table-cell table:style-name="Tabela3.A2" office:value-type="string">
            <text:p text:style-name="P6" loext:marker-style-name="T6">=================</text:p>
            <text:p text:style-name="P7">This is a heading</text:p>
            <text:p text:style-name="P8">=================</text:p>
            <text:p text:style-name="P31" loext:marker-style-name="T6"/>
          </table:table-cell>
          <table:table-cell table:style-name="Tabela3.B2" office:value-type="string">
            <text:p text:style-name="P24"><text:span text:style-name="T2">Nagłówek</text:span><text:span text:style-name="T1"> tekstowy poziomu IV</text:span></text:p>
          </table:table-cell>
        </table:table-row>
        <table:table-row table:style-name="Tabela3.1">
          <table:table-cell table:style-name="Tabela3.A2" office:value-type="string">
            <text:p text:style-name="P31" loext:marker-style-name="T6">Paragraphs are simply chunks of text separated by one or more blank lines</text:p>
          </table:table-cell>
          <table:table-cell table:style-name="Tabela3.B2" office:value-type="string">
            <text:p text:style-name="P24"><text:span text:style-name="T2">Akapit</text:span><text:span text:style-name="T1"> tekstowy</text:span></text:p>
          </table:table-cell>
        </table:table-row>
        <table:table-row table:style-name="Tabela3.1">
          <table:table-cell table:style-name="Tabela3.A2" office:value-type="string">
            <text:p text:style-name="P6" loext:marker-style-name="T6">+------------------------+</text:p>
            <text:p text:style-name="P7">| <text:s text:c="7"/>!<text:span text:style-name="T8">NOTE</text:span>! <text:s text:c="7"/>|</text:p>
            <text:p text:style-name="P7">| <text:s text:c="23"/>|</text:p>
            <text:p text:style-name="P7">| <text:span text:style-name="T8">Mind the</text:span> killer rabbits! |</text:p>
            <text:p text:style-name="P8">+------------------------+</text:p>
            <text:p text:style-name="P31" loext:marker-style-name="T6"/>
          </table:table-cell>
          <table:table-cell table:style-name="Tabela3.B2" office:value-type="string">
            <text:p text:style-name="P24"><text:span text:style-name="T2">Akapit</text:span><text:span text:style-name="T1"> informacyjny - Note</text:span></text:p>
          </table:table-cell>
        </table:table-row>
        <table:table-row table:style-name="Tabela3.1">
          <table:table-cell table:style-name="Tabela3.A2" office:value-type="string">
            <text:p text:style-name="P6" loext:marker-style-name="T6">+------------------------+</text:p>
            <text:p text:style-name="P7">| <text:s text:c="7"/>!<text:span text:style-name="T8">TIP</text:span>! <text:s text:c="7"/>|</text:p>
            <text:p text:style-name="P7">| <text:s text:c="23"/>|</text:p>
            <text:p text:style-name="P7">| <text:span text:style-name="T8">Avoid</text:span> killer rabbits! |</text:p>
            <text:p text:style-name="P8"><text:soft-page-break/>+------------------------+</text:p>
            <text:p text:style-name="P31" loext:marker-style-name="T6"/>
          </table:table-cell>
          <table:table-cell table:style-name="Tabela3.B2" office:value-type="string">
            <text:p text:style-name="P24"><text:span text:style-name="T2">Akapit</text:span><text:span text:style-name="T1"> informacyjny - Tip</text:span></text:p>
          </table:table-cell>
        </table:table-row>
        <table:table-row table:style-name="Tabela3.1">
          <table:table-cell table:style-name="Tabela3.A2" office:value-type="string">
            <text:p text:style-name="P6" loext:marker-style-name="T6"><text:span text:style-name="Source_20_Text">:code:`a = b + c`</text:span></text:p>
            <text:p text:style-name="P31" loext:marker-style-name="T6"/>
          </table:table-cell>
          <table:table-cell table:style-name="Tabela3.B2" office:value-type="string">
            <text:p text:style-name="P24"><text:span text:style-name="T1">Fragment </text:span><text:span text:style-name="T2">kodu</text:span><text:span text:style-name="T1"> - liniowy</text:span></text:p>
          </table:table-cell>
        </table:table-row>
        <table:table-row table:style-name="Tabela3.1">
          <table:table-cell table:style-name="Tabela3.A2" office:value-type="string">
            <text:p text:style-name="P6" loext:marker-style-name="T6">.. code-block:: language</text:p>
            <text:p text:style-name="P7"/>
            <text:p text:style-name="P8"><text:s text:c="3"/>code</text:p>
            <text:p text:style-name="P6" loext:marker-style-name="T6"/>
          </table:table-cell>
          <table:table-cell table:style-name="Tabela3.B2" office:value-type="string">
            <text:p text:style-name="P24"><text:span text:style-name="T1">Fragment </text:span><text:span text:style-name="T2">kodu</text:span><text:span text:style-name="T1"> - blokowy</text:span></text:p>
          </table:table-cell>
        </table:table-row>
        <table:table-row table:style-name="Tabela3.1">
          <table:table-cell table:style-name="Tabela3.A2" office:value-type="string">
            <text:p text:style-name="P6" loext:marker-style-name="T6">Learn how to :ref:`link to a different section&lt;Cross-References to Locations in the Same Document&gt;`.</text:p>
            <text:p text:style-name="P6" loext:marker-style-name="T6"/>
          </table:table-cell>
          <table:table-cell table:style-name="Tabela3.B2" office:value-type="string">
            <text:p text:style-name="P24"><text:span text:style-name="T2">Odnośnik</text:span><text:span text:style-name="T1"> wewnętrzny (w obrębie dokumentacji)</text:span></text:p>
          </table:table-cell>
        </table:table-row>
        <table:table-row table:style-name="Tabela3.1">
          <table:table-cell table:style-name="Tabela3.A2" office:value-type="string">
            <text:p text:style-name="P6" loext:marker-style-name="T6">Get the latest news at `CNN`_.</text:p>
            <text:p text:style-name="P7"/>
            <text:p text:style-name="P8">.. _CNN: http://cnn.com/</text:p>
            <text:p text:style-name="P31" loext:marker-style-name="T6"/>
          </table:table-cell>
          <table:table-cell table:style-name="Tabela3.B2" office:value-type="string">
            <text:p text:style-name="P24"><text:span text:style-name="T2">Odnośnik</text:span><text:span text:style-name="T1"> zewnętrzny (do innego serwisu)</text:span></text:p>
          </table:table-cell>
        </table:table-row>
        <table:table-row table:style-name="Tabela3.1">
          <table:table-cell table:style-name="Tabela3.A2" office:value-type="string">
            <text:p text:style-name="P32" loext:marker-style-name="T6">Use hash symbols for ordered lists:</text:p>
            <text:p text:style-name="P7">#. Step 1.</text:p>
            <text:p text:style-name="P7">#. Step 2.</text:p>
            <text:p text:style-name="P8">#. Step 3.</text:p>
            <text:p text:style-name="P31" loext:marker-style-name="T6"/>
          </table:table-cell>
          <table:table-cell table:style-name="Tabela3.B2" office:value-type="string">
            <text:p text:style-name="P24"><text:span text:style-name="T2">Lista</text:span><text:span text:style-name="T1"> numerowana</text:span></text:p>
          </table:table-cell>
        </table:table-row>
        <table:table-row table:style-name="Tabela3.1">
          <table:table-cell table:style-name="Tabela3.A2" office:value-type="string">
            <text:p text:style-name="P32" loext:marker-style-name="T6">Use asterisks for unordered (bulleted) lists.</text:p>
            <text:p text:style-name="P7">* Item 1.</text:p>
            <text:p text:style-name="P7">* Item 2.</text:p>
            <text:p text:style-name="P8">* Item 3.</text:p>
            <text:p text:style-name="P31" loext:marker-style-name="T6"/>
          </table:table-cell>
          <table:table-cell table:style-name="Tabela3.B2" office:value-type="string">
            <text:p text:style-name="P24"><text:span text:style-name="T2">Lista</text:span><text:span text:style-name="T1"> wypunktowana</text:span></text:p>
          </table:table-cell>
        </table:table-row>
        <table:table-row table:style-name="Tabela3.1">
          <table:table-cell table:style-name="Tabela3.A2" office:value-type="string">
            <text:p text:style-name="P32" loext:marker-style-name="T6">Unlike the other two, the definition lists consist of a term, and the definition of that term. The format of a definition list is:</text:p>
            <text:p text:style-name="P7">what</text:p>
            <text:p text:style-name="P7"><text:s text:c="2"/>Definition lists associate a term with a definition.</text:p>
            <text:p text:style-name="P7"/>
            <text:p text:style-name="P7">*how*</text:p>
            <text:p text:style-name="P7"><text:s text:c="2"/>The term is a one-line phrase, and the definition is one or more</text:p>
            <text:p text:style-name="P7"><text:soft-page-break/><text:s text:c="2"/>paragraphs or body elements, indented relative to the term.</text:p>
            <text:p text:style-name="P8"><text:s text:c="2"/>Blank lines are not allowed between term and definition.</text:p>
            <text:p text:style-name="P31" loext:marker-style-name="T6"/>
          </table:table-cell>
          <table:table-cell table:style-name="Tabela3.B2" office:value-type="string">
            <text:p text:style-name="P24" loext:marker-style-name="T1"><text:span text:style-name="T2">Lista</text:span><text:span text:style-name="T1"> definicji – termin</text:span></text:p>
            <text:p text:style-name="P28">- definicja</text:p>
          </table:table-cell>
        </table:table-row>
        <table:table-row table:style-name="Tabela3.1">
          <table:table-cell table:style-name="Tabela3.A2" office:value-type="string">
            <text:p text:style-name="P6" loext:marker-style-name="T6">.. image:: path/filename.png</text:p>
            <text:p text:style-name="P7"><text:s text:c="2"/>:width: 400</text:p>
            <text:p text:style-name="P8"><text:s text:c="2"/>:alt: Alternative text</text:p>
            <text:p text:style-name="P31" loext:marker-style-name="T6"/>
          </table:table-cell>
          <table:table-cell table:style-name="Tabela3.B2" office:value-type="string">
            <text:p text:style-name="P24" loext:marker-style-name="T1"><text:span text:style-name="T2">Obraz</text:span><text:span text:style-name="T1"> - ścieżka</text:span></text:p>
            <text:p text:style-name="P24" loext:marker-style-name="T1"><text:span text:style-name="T1"><text:s/>- szerokość dla CSS<text:line-break/> - wycentrowanie dla kontenera</text:span></text:p>
            <text:p text:style-name="P24" loext:marker-style-name="T1"><text:span text:style-name="T1"><text:s/>- tekst alternatywny atrybutu ALT znacznika IMG</text:span></text:p>
            <text:p text:style-name="P28"><text:s/>- podpis pod obrazkiem</text:p>
          </table:table-cell>
        </table:table-row>
        <table:table-row table:style-name="Tabela3.1">
          <table:table-cell table:style-name="Tabela3.B2" table:number-columns-spanned="2" office:value-type="string">
            <text:p text:style-name="P26">Różne / nie pokrywające się</text:p>
          </table:table-cell>
          <table:covered-table-cell/>
        </table:table-row>
        <table:table-row table:style-name="Tabela3.1">
          <table:table-cell table:style-name="Tabela3.A2" office:value-type="string">
            <text:p text:style-name="P6" loext:marker-style-name="T6">.. list-table:: Title</text:p>
            <text:p text:style-name="P7"><text:s text:c="3"/>:widths: 25 25 50</text:p>
            <text:p text:style-name="P7"><text:s text:c="3"/>:header-rows: 1</text:p>
            <text:p text:style-name="P7"/>
            <text:p text:style-name="P7"><text:s text:c="3"/>* - Heading row 1, column 1</text:p>
            <text:p text:style-name="P7"><text:s text:c="5"/>- Heading row 1, column 2</text:p>
            <text:p text:style-name="P7"><text:s text:c="5"/>- Heading row 1, column 3</text:p>
            <text:p text:style-name="P7"><text:s text:c="3"/>* - Row 1, column 1</text:p>
            <text:p text:style-name="P7"><text:s text:c="5"/>-</text:p>
            <text:p text:style-name="P7"><text:s text:c="5"/>- Row 1, column 3</text:p>
            <text:p text:style-name="P7"><text:s text:c="3"/>* - Row 2, column 1</text:p>
            <text:p text:style-name="P7"><text:s text:c="5"/>- Row 2, column 2</text:p>
            <text:p text:style-name="P8"><text:s text:c="5"/>- Row 2, column 3</text:p>
            <text:p text:style-name="P31" loext:marker-style-name="T6"/>
          </table:table-cell>
          <table:table-cell table:style-name="Tabela3.B2" office:value-type="string">
            <text:p text:style-name="P24"><text:span text:style-name="T2">Tabela</text:span><text:span text:style-name="T1"> z danymi</text:span></text:p>
          </table:table-cell>
        </table:table-row>
        <table:table-row table:style-name="Tabela3.1">
          <table:table-cell table:style-name="Tabela3.A2" office:value-type="string">
            <text:p text:style-name="P6" loext:marker-style-name="T6"><text:span text:style-name="Source_20_Text">.. |check| raw:: html</text:span></text:p>
            <text:p text:style-name="P7"/>
            <text:p text:style-name="P7"><text:span text:style-name="Source_20_Text"><text:s text:c="4"/>&lt;input checked="" <text:s/>type="checkbox"&gt;</text:span></text:p>
            <text:p text:style-name="P7"/>
            <text:p text:style-name="P7"><text:span text:style-name="Source_20_Text">.. |check_| raw:: html</text:span></text:p>
            <text:p text:style-name="P7"/>
            <text:p text:style-name="P7"><text:span text:style-name="Source_20_Text"><text:s text:c="4"/>&lt;input checked="" <text:s/>disabled="" type="checkbox"&gt;</text:span></text:p>
            <text:p text:style-name="P7"/>
            <text:p text:style-name="P7"><text:span text:style-name="Source_20_Text">.. |uncheck| raw:: html</text:span></text:p>
            <text:p text:style-name="P7"/>
            <text:p text:style-name="P7"><text:span text:style-name="Source_20_Text"><text:s text:c="4"/>&lt;input type="checkbox"&gt;</text:span></text:p>
            <text:p text:style-name="P7"/>
            <text:p text:style-name="P7"><text:span text:style-name="Source_20_Text">.. |uncheck_| raw:: html</text:span></text:p>
            <text:p text:style-name="P7"/>
            <text:p text:style-name="P7"><text:span text:style-name="Source_20_Text"><text:s text:c="4"/>&lt;input disabled="" type="checkbox"&gt;</text:span></text:p>
            <text:p text:style-name="P7"/>
            <text:p text:style-name="P7"><text:span text:style-name="Source_20_Text">checkbox</text:span></text:p>
            <text:p text:style-name="P7"><text:span text:style-name="Source_20_Text">=============</text:span></text:p>
            <text:p text:style-name="P7"/>
            <text:p text:style-name="P7"><text:span text:style-name="Source_20_Text">check to enable: |check|</text:span></text:p>
            <text:p text:style-name="P7"/>
            <text:p text:style-name="P7"><text:span text:style-name="Source_20_Text">check disable: |check_| </text:span></text:p>
            <text:p text:style-name="P7"/>
            <text:p text:style-name="P7"><text:span text:style-name="Source_20_Text">uncheck enable: |uncheck|</text:span></text:p>
            <text:p text:style-name="P7"/>
            <text:p text:style-name="P8"><text:span text:style-name="Source_20_Text">uncheck disable: |uncheck_|</text:span></text:p>
            <text:p text:style-name="P31" loext:marker-style-name="T6"><text:soft-page-break/></text:p>
          </table:table-cell>
          <table:table-cell table:style-name="Tabela3.B2" office:value-type="string">
            <text:p text:style-name="P24"><text:span text:style-name="T1">Lista </text:span><text:span text:style-name="T2">Zadań</text:span><text:span text:style-name="T1"> wykonanych i niewykonanych</text:span></text:p>
          </table:table-cell>
        </table:table-row>
        <table:table-row table:style-name="Tabela3.1">
          <table:table-cell table:style-name="Tabela3.A2" office:value-type="string">
            <text:p text:style-name="P31" loext:marker-style-name="T6"/>
          </table:table-cell>
          <table:table-cell table:style-name="Tabela3.B2" office:value-type="string">
            <text:p text:style-name="P28" loext:marker-style-name="T1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Cantarell" svg:font-family="Cantarell" style:font-family-generic="system" style:font-pitch="variable"/>
    <style:font-face style:name="Georgia" svg:font-family="Georgia" style:font-family-generic="roman" style:font-pitch="variable"/>
    <style:font-face style:name="Inconsolata" svg:font-family="Inconsolata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Mono CJK SC1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l" fo:country="PL" style:letter-kerning="true" style:font-name-asian="0" style:font-family-asian="0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paragraph-properties fo:margin-top="0cm" fo:margin-bottom="0.247cm" style:contextual-spacing="false" fo:line-height="115%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tyle="italic" style:font-style-asian="italic" style:font-style-complex="italic"/>
    </style:style>
    <style:style style:name="Index" style:family="paragraph" style:parent-style-name="Standard" style:class="index"/>
    <style:style style:name="Text_20_Body" style:display-name="Text Body" style:family="paragraph" style:parent-style-name="Standard">
      <style:paragraph-properties fo:margin-top="0cm" fo:margin-bottom="0.247cm" style:contextual-spacing="false" fo:line-height="115%"/>
    </style:style>
    <style:style style:name="Table_20_Contents" style:display-name="Table Contents" style:family="paragraph" style:parent-style-name="Standard" style:class="extra">
      <style:text-properties style:language-asian="pl" style:country-asian="P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roman" style:font-pitch="variable" fo:font-size="10pt" style:font-name-asian="Noto Sans Mono CJK SC1" style:font-family-asian="'Noto Sans Mono CJK SC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 fo:padding-left="0cm" fo:padding-right="0cm" fo:padding-top="0cm" fo:padding-bottom="0.071cm" fo:border-left="none" fo:border-right="none" fo:border-top="none" fo:border-bottom="0.11pt solid #000000">
        <style:tab-stops>
          <style:tab-stop style:position="16.999cm" style:type="right"/>
        </style:tab-stops>
      </style:paragraph-properties>
      <style:text-properties style:font-name="Georgia"/>
    </style:style>
    <style:style style:name="MP2" style:family="paragraph" style:parent-style-name="Footer">
      <style:paragraph-properties fo:text-align="start" style:justify-single-word="false" style:border-line-width-top="0.026cm 0.026cm 0.004cm" fo:padding-left="0cm" fo:padding-right="0cm" fo:padding-top="0.035cm" fo:padding-bottom="0cm" fo:border-left="none" fo:border-right="none" fo:border-top="1.59pt double #000000" fo:border-bottom="none" style:writing-mode="lr-tb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style:font-name="Liberation Serif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2510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57cm" fo:margin-left="0cm" fo:margin-right="0cm" fo:margin-bottom="0.958cm" style:dynamic-spacing="true"/>
      </style:header-style>
      <style:footer-style>
        <style:header-footer-properties fo:min-height="1.139cm" fo:margin-left="0cm" fo:margin-right="0cm" fo:margin-top="1.04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okumentacja: Sprawozdanie<text:tab/>Języki rst i md</text:p>
      </style:header>
      <style:footer>
        <text:p text:style-name="MP2" loext:marker-style-name="MT1"><text:span text:style-name="MT1">Testowanie i Dokumentowanie<text:tab/><text:tab/>Grzegorz Petri / 2021</text:span><text:span text:style-name="MT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rzegorz Petri</meta:initial-creator>
    <meta:creation-date>2021-02-08T20:02:00</meta:creation-date>
    <dc:date>2023-10-19T09:07:39.832832245</dc:date>
    <meta:editing-duration>PT39M35S</meta:editing-duration>
    <meta:editing-cycles>2</meta:editing-cycles>
    <meta:generator>LibreOffice/7.5.6.2$Linux_X86_64 LibreOffice_project/50$Build-2</meta:generator>
    <meta:document-statistic meta:table-count="3" meta:image-count="0" meta:object-count="0" meta:page-count="6" meta:paragraph-count="182" meta:word-count="746" meta:character-count="5091" meta:non-whitespace-character-count="4318"/>
  </office:meta>
</office:document-meta>
</file>